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/>
      <style:text-properties fo:color="#3b3842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3b38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Standard"><text:span text:style-name="T1">Command Line Practice <text:tab/></text:span><text:tab/><text:tab/><text:tab/><text:tab/><text:tab/><text:tab/><text:tab/><text:tab/></text:p>
      <text:p text:style-name="Standard"/>
      <text:p text:style-name="Standard">pwd - prints my current working directory</text:p>
      <text:p text:style-name="Standard"/>
      <text:p text:style-name="Standard">cd directoryExample(absolute path) - changes my current directory to “directoryExample”</text:p>
      <text:p text:style-name="Standard"/>
      <text:p text:style-name="Standard">pwd - prints the new directory (directoryExample)</text:p>
      <text:p text:style-name="Standard"/>
      <text:p text:style-name="Standard">cd .. - go to parent directory</text:p>
      <text:p text:style-name="Standard"/>
      <text:p text:style-name="Standard">pwd - prints the parent directory of directoryExample</text:p>
      <text:p text:style-name="Standard"/>
      <text:p text:style-name="Standard">cd directoryExample(without path/relative path) - still works as long as the file is in the working directory</text:p>
      <text:p text:style-name="Standard"/>
      <text:p text:style-name="Standard">ls - list contents of current directory</text:p>
      <text:p text:style-name="Standard"/>
      <text:p text:style-name="P2"><text:span text:style-name="T2">ls -la - to list even hidden files and everything else that is not visible using just ls</text:span></text:p>
      <text:p text:style-name="P3"/>
      <text:p text:style-name="P2"><text:span text:style-name="T2">touch example - create “example” directory</text:span></text:p>
      <text:p text:style-name="P3"/>
      <text:p text:style-name="P2"><text:span text:style-name="T2">cd example - going to the new directory using a relative path (only works because I am still in the same directory as the file)</text:span></text:p>
      <text:p text:style-name="P3"/>
      <text:p text:style-name="P2"><text:span text:style-name="T2">touch nested_example &amp;&amp; cd nested_example - creates another directory inside our example directory, then moves to that newly created directory</text:span></text:p>
      <text:p text:style-name="P3"><text:soft-page-break/></text:p>
      <text:p text:style-name="P2"><text:span text:style-name="T2">touch example.txt - create a text file inside the nested example directory</text:span></text:p>
      <text:p text:style-name="P3"/>
      <text:p text:style-name="P2"><text:span text:style-name="T2">ls -la - list all contents of this directory</text:span></text:p>
      <text:p text:style-name="P3"/>
      <text:p text:style-name="P2"><text:span text:style-name="T2">mv example.txt .. - move the text file to its parent directory</text:span></text:p>
      <text:p text:style-name="P3"/>
      <text:p text:style-name="P2"><text:span text:style-name="T2">ls -la - listing all contents of this directory again, obviously example.txt is now gone</text:span></text:p>
      <text:p text:style-name="P3"/>
      <text:p text:style-name="P2"><text:span text:style-name="T2">cd .. - go to parent directory</text:span></text:p>
      <text:p text:style-name="P3"/>
      <text:p text:style-name="P2"><text:span text:style-name="T2">ls -la - list all contents again, now example.txt can be found here</text:span></text:p>
      <text:p text:style-name="P3"/>
      <text:p text:style-name="P2"><text:span text:style-name="T2">man cp - open manual for cp command</text:span></text:p>
      <text:p text:style-name="P3"/>
      <text:p text:style-name="P2"><text:span text:style-name="T2">press q - exit manual again, without closing the whole thing</text:span></text:p>
      <text:p text:style-name="P3"/>
      <text:p text:style-name="P2"><text:span text:style-name="T2">cp example.txt nested_example - copy text file to nested_example directory</text:span></text:p>
      <text:p text:style-name="P3"/>
      <text:p text:style-name="P2"><text:span text:style-name="T2">rm -r example.txt - delete the text file in the current directory</text:span></text:p>
      <text:p text:style-name="P3"/>
      <text:p text:style-name="P3"/>
      <text:p text:style-name="P2"><text:span text:style-name="T2">ls -la - list everything again, example.txt is now deleted from this directory</text:span></text:p>
      <text:p text:style-name="P3"/>
      <text:p text:style-name="P2"><text:span text:style-name="T2">rm -r nested_example - deletes the nested_example directory</text:span></text:p>
      <text:p text:style-name="P3"/>
      <text:p text:style-name="P2"><text:soft-page-break/><text:span text:style-name="T2">cd .. - go to parent directory</text:span></text:p>
      <text:p text:style-name="P3"/>
      <text:p text:style-name="P2"><text:span text:style-name="T2">rm -r example - delete the example directory we originally created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Everyone Codes<text:tab/><text:tab/><text:tab/><text:tab/><text:tab/><text:tab/><text:tab/><text:tab/>Peter Liebhart</text:p>
        <text:p text:style-name="Standard">GIT<text:tab/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28" meta:word-count="288" meta:character-count="1712" meta:non-whitespace-character-count="1432"/>
    <meta:generator>LibreOfficeDev/6.0.5.2$Linux_X86_64 LibreOffice_project/</meta:generator>
  </office:meta>
</office:document-meta>
</file>